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tup</text:p>
      <text:p text:style-name="Standard">Make Migrations and Migrate DB</text:p>
      <text:p text:style-name="Standard">Create Superuser</text:p>
      <text:p text:style-name="Standard"/>
      <text:p text:style-name="Standard">In Admin Application<text:line-break/>Create groups : user, lead, member<text:line-break/>Create User with roles mentioned above<text:line-break/>Create Team And Assign lead to lead role and members to members role<text:line-break/><text:line-break/><text:line-break/>Login API :</text:p>
      <text:p text:style-name="P2"><text:span text:style-name="T1">POST : </text:span><text:a xlink:type="simple" xlink:href="http://127.0.0.1:8000/user/login/" office:target-frame-name="_blank" xlink:show="new" text:style-name="Internet_20_link" text:visited-style-name="Visited_20_Internet_20_Link"><text:span text:style-name="T2">http://127.0.0.1:8000/user/login/</text:span></text:a><text:line-break/><text:span text:style-name="T1">{"username" : "test", "password" : "1234123q"}</text:span><text:line-break/><text:line-break/><text:span text:style-name="T1">1 Team CRUD API</text:span><text:line-break/><text:a xlink:type="simple" xlink:href="http://127.0.0.1:8000/team/team/" office:target-frame-name="_blank" xlink:show="new" text:style-name="Internet_20_link" text:visited-style-name="Visited_20_Internet_20_Link"><text:span text:style-name="T2">http://127.0.0.1:8000/team/team/</text:span></text:a><text:line-break/><text:line-break/><text:span text:style-name="T1">2 Task Create API, Needs user authentication with role user</text:span><text:line-break/><text:span text:style-name="T1">POST : </text:span><text:a xlink:type="simple" xlink:href="http://127.0.0.1:8000/task/task/" office:target-frame-name="_blank" xlink:show="new" text:style-name="Internet_20_link" text:visited-style-name="Visited_20_Internet_20_Link"><text:span text:style-name="T2">http://127.0.0.1:8000/task/task/</text:span></text:a><text:line-break/><text:span text:style-name="T1">send "name", "team" compulsory</text:span><text:line-break/><text:line-break/><text:span text:style-name="T1">3 Task Update API, Needs Authentication</text:span><text:line-break/><text:span text:style-name="T1">PATCH : </text:span><text:a xlink:type="simple" xlink:href="http://127.0.0.1:8000/task/task/1/" office:target-frame-name="_blank" xlink:show="new" text:style-name="Internet_20_link" text:visited-style-name="Visited_20_Internet_20_Link"><text:span text:style-name="T2">http://127.0.0.1:8000/task/task/1/</text:span></text:a><text:line-break/><text:line-break/><text:span text:style-name="T1">4 Task Retrieve API</text:span><text:line-break/><text:span text:style-name="T1">GET : </text:span><text:a xlink:type="simple" xlink:href="http://127.0.0.1:8000/task/task/" office:target-frame-name="_blank" xlink:show="new" text:style-name="Internet_20_link" text:visited-style-name="Visited_20_Internet_20_Link"><text:span text:style-name="T2">http://127.0.0.1:8000/task/task/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4T10:20:35.363000000</dc:date>
    <meta:editing-duration>PT6S</meta:editing-duration>
    <meta:editing-cycles>1</meta:editing-cycles>
    <meta:document-statistic meta:table-count="0" meta:image-count="0" meta:object-count="0" meta:page-count="1" meta:paragraph-count="5" meta:word-count="86" meta:character-count="641" meta:non-whitespace-character-count="554"/>
    <meta:generator>LibreOffice/7.3.2.2$Windows_X86_64 LibreOffice_project/49f2b1bff42cfccbd8f788c8dc32c1c309559be0</meta:generator>
  </office:meta>
</office:document-meta>
</file>